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paragraph-properties style:writing-mode="lr-tb"/>
    </style:style>
    <style:style style:name="P3" style:family="paragraph" style:parent-style-name="Text_20_body">
      <style:paragraph-properties style:writing-mode="lr-tb"/>
      <style:text-properties fo:language="en" fo:country="US"/>
    </style:style>
    <style:style style:name="P4" style:family="paragraph" style:parent-style-name="Text_20_body">
      <style:paragraph-properties fo:margin-left="0in" fo:margin-right="0in" fo:text-indent="0in" style:auto-text-indent="false" style:writing-mode="lr-tb"/>
      <style:text-properties fo:language="en" fo:country="US"/>
    </style:style>
    <style:style style:name="P5" style:family="paragraph" style:parent-style-name="Text_20_body">
      <style:paragraph-properties fo:margin-left="0.4925in" fo:margin-right="0in" fo:text-indent="0in" style:auto-text-indent="false" style:writing-mode="lr-tb"/>
      <style:text-properties fo:language="en" fo:country="US"/>
    </style:style>
    <style:style style:name="P6" style:family="paragraph" style:parent-style-name="Text_20_body">
      <style:paragraph-properties fo:margin-left="0.7346in" fo:margin-right="0in" fo:text-indent="0in" style:auto-text-indent="false"/>
      <style:text-properties fo:language="en" fo:country="US" style:language-complex="he" style:country-complex="IL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Text_20_body" style:list-style-name="L1">
      <style:text-properties fo:language="en" fo:country="US"/>
    </style:style>
    <style:style style:name="P11" style:family="paragraph" style:parent-style-name="Text_20_body" style:list-style-name="L2">
      <style:text-properties fo:language="en" fo:country="US"/>
    </style:style>
    <style:style style:name="P12" style:family="paragraph" style:parent-style-name="Text_20_body" style:list-style-name="L5">
      <style:text-properties fo:language="en" fo:country="US"/>
    </style:style>
    <style:style style:name="P13" style:family="paragraph" style:parent-style-name="Text_20_body" style:list-style-name="L9">
      <style:text-properties fo:language="en" fo:country="US"/>
    </style:style>
    <style:style style:name="P14" style:family="paragraph" style:parent-style-name="Text_20_body">
      <style:paragraph-properties style:writing-mode="lr-tb"/>
    </style:style>
    <style:style style:name="P15" style:family="paragraph" style:parent-style-name="Text_20_body">
      <style:paragraph-properties style:writing-mode="lr-tb"/>
      <style:text-properties fo:language="en" fo:country="US"/>
    </style:style>
    <style:style style:name="P16" style:family="paragraph" style:parent-style-name="Text_20_body" style:list-style-name="L3">
      <style:paragraph-properties style:writing-mode="lr-tb"/>
      <style:text-properties fo:language="en" fo:country="US"/>
    </style:style>
    <style:style style:name="P17" style:family="paragraph" style:parent-style-name="Text_20_body" style:list-style-name="L10">
      <style:paragraph-properties style:writing-mode="lr-tb"/>
      <style:text-properties fo:language="en" fo:country="US"/>
    </style:style>
    <style:style style:name="P18" style:family="paragraph" style:parent-style-name="Text_20_body">
      <style:paragraph-properties fo:margin-left="0.7346in" fo:margin-right="0in" fo:text-indent="0in" style:auto-text-indent="false"/>
      <style:text-properties fo:language="en" fo:country="US" style:language-complex="he" style:country-complex="IL"/>
    </style:style>
    <style:style style:name="P19" style:family="paragraph" style:parent-style-name="Text_20_body" style:list-style-name="L4">
      <style:paragraph-properties fo:margin-left="0.7346in" fo:margin-right="0in" fo:text-indent="0in" style:auto-text-indent="false"/>
      <style:text-properties fo:language="en" fo:country="US" style:language-complex="he" style:country-complex="IL"/>
    </style:style>
    <style:style style:name="P20" style:family="paragraph" style:parent-style-name="Text_20_body" style:list-style-name="L11">
      <style:paragraph-properties fo:margin-left="0.7346in" fo:margin-right="0in" fo:text-indent="0in" style:auto-text-indent="false"/>
      <style:text-properties fo:language="en" fo:country="US" style:language-complex="he" style:country-complex="IL"/>
    </style:style>
    <style:style style:name="P21" style:family="paragraph" style:parent-style-name="Text_20_body" style:list-style-name="L4">
      <style:paragraph-properties fo:margin-left="0.9846in" fo:margin-right="0in" fo:text-indent="-0.25in" style:auto-text-indent="false"/>
      <style:text-properties fo:language="en" fo:country="US" style:language-complex="he" style:country-complex="IL"/>
    </style:style>
    <style:style style:name="P22" style:family="paragraph" style:parent-style-name="Text_20_body" style:list-style-name="L11">
      <style:paragraph-properties fo:margin-left="0.9846in" fo:margin-right="0in" fo:text-indent="-0.25in" style:auto-text-indent="false"/>
      <style:text-properties fo:language="en" fo:country="US" style:language-complex="he" style:country-complex="IL"/>
    </style:style>
    <style:style style:name="P23" style:family="paragraph" style:parent-style-name="Text_20_body">
      <style:paragraph-properties fo:margin-left="0.4925in" fo:margin-right="0in" fo:text-indent="0in" style:auto-text-indent="false" style:writing-mode="lr-tb"/>
      <style:text-properties fo:language="en" fo:country="US"/>
    </style:style>
    <style:style style:name="P24" style:family="paragraph" style:parent-style-name="Text_20_body">
      <style:paragraph-properties fo:margin-left="0in" fo:margin-right="0in" fo:text-indent="0in" style:auto-text-indent="false" style:writing-mode="lr-tb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complex="he" style:country-complex="I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</text:p>
      <text:p text:style-name="Standard">layout: post</text:p>
      <text:p text:style-name="Standard">title: <text:s/>Function Feature</text:p>
      <text:p text:style-name="Standard">---</text:p>
      <text:p text:style-name="Standard"/>
      <text:p text:style-name="Standard">h2. {{ page.title }}</text:p>
      <text:p text:style-name="P7">&lt;p class="publish_date"&gt;7 November 2011&lt;/p&gt;</text:p>
      <text:p text:style-name="P7"/>
      <text:p text:style-name="Standard">h3. Functions</text:p>
      <text:p text:style-name="P1">Are really complex beasts, they introduce the following dimensions</text:p>
      <text:p text:style-name="P1"/>
      <text:p text:style-name="P1">* Variable scope</text:p>
      <text:p text:style-name="P1">* Local scope</text:p>
      <text:p text:style-name="P1">* Global scope</text:p>
      <text:p text:style-name="P1">* Enclosing scope / captured variable of a closure</text:p>
      <text:list xml:id="list29310446" text:style-name="L5">
        <text:list-header>
          <text:p text:style-name="P12"/>
        </text:list-header>
      </text:list>
      <text:p text:style-name="P1">Function name </text:p>
      <text:p text:style-name="P1"/>
      <text:p text:style-name="P1">* Overloading allowed or not</text:p>
      <text:p text:style-name="P1"/>
      <text:p text:style-name="P1">Syntax of passing parameters</text:p>
      <text:list xml:id="list29356185" text:style-name="L9">
        <text:list-item>
          <text:list>
            <text:list-header>
              <text:p text:style-name="P13"/>
            </text:list-header>
          </text:list>
        </text:list-item>
      </text:list>
      <text:p text:style-name="P1">* Passed as named parameters of by position</text:p>
      <text:p text:style-name="P1">* Optional parameters</text:p>
      <text:p text:style-name="P1">* Passed by value or by reference</text:p>
      <text:p text:style-name="P3"/>
      <text:p text:style-name="P3">Function type signature</text:p>
      <text:list xml:id="list29335537" text:style-name="L10">
        <text:list-item>
          <text:list>
            <text:list-header>
              <text:p text:style-name="P17"/>
            </text:list-header>
          </text:list>
        </text:list-item>
      </text:list>
      <text:p text:style-name="P3">* Are return type / types of arguments declared in function definition ?</text:p>
      <text:p text:style-name="P3"/>
      <text:p text:style-name="P3">Return values<text:tab/></text:p>
      <text:p text:style-name="P5"/>
      <text:p text:style-name="P4">* Is there distinction of case when return value exists (function) or is missing (procedure)</text:p>
      <text:p text:style-name="P4"/>
      <text:p text:style-name="P4">Evaluating strategy</text:p>
      <text:list xml:id="list29348148" text:continue-list="list29356185" text:style-name="L9">
        <text:list-item>
          <text:list>
            <text:list-header>
              <text:p text:style-name="P13"/>
            </text:list-header>
          </text:list>
        </text:list-item>
      </text:list>
      <text:p text:style-name="P1">* Call by value</text:p>
      <text:p text:style-name="P1"><text:soft-page-break/>* Call by reference</text:p>
      <text:p text:style-name="P1">* Call by sharing </text:p>
      <text:p text:style-name="P3"/>
      <text:p text:style-name="P7">h3. Style of passing function parameters</text:p>
      <text:p text:style-name="P1"/>
      <text:p text:style-name="Text_20_body"><text:span text:style-name="T1"># '”By position” - arguments are passed </text:span>in the same order as <text:span text:style-name="T1">the </text:span>parameters <text:span text:style-name="T1">definitions in that </text:span>have been declared in the function prototype <text:span text:style-name="T1">(Java, C, Javascript do that).</text:span></text:p>
      <text:p text:style-name="Text_20_body"><text:span text:style-name="T1"># as “Named parameters”:</text:span><text:a xlink:type="simple" xlink:href="http://en.wikipedia.org/wiki/Named_parameter">http://en.wikipedia.org/wiki/Named_paramete</text:a><text:a xlink:type="simple" xlink:href="http://en.wikipedia.org/wiki/Named_parameter"><text:span text:style-name="T2">r</text:span></text:a></text:p>
      <text:p text:style-name="P6">* Order of parameters does not matter</text:p>
      <text:list xml:id="list29332072" text:style-name="L11">
        <text:list-header>
          <text:p text:style-name="P20">* Order of parameters does matter.</text:p>
          <text:p text:style-name="P22"/>
        </text:list-header>
      </text:list>
      <text:p text:style-name="Text_20_body">In (1) the <text:span text:style-name="T1">order that </text:span>parameters appear in becomes important. <text:span text:style-name="T1">Parameters are usually passed on the stack.</text:span></text:p>
      <text:p text:style-name="Text_20_body">In (2) Named parameters can <text:span text:style-name="T1">either </text:span>be passed in any order; <text:span text:style-name="T1">or have to be passed in the same order as declared by the function (Smalltalk, ObjectiveC).</text:span></text:p>
      <text:p text:style-name="P1"/>
      <text:p text:style-name="Text_20_body"><text:span text:style-name="T1">Some languages allow passing parameters both by name and by position ( R , Ada ) I think that would be too confusing (too many features) – not good for educational purpose. There is only one choice for all situations.</text:span> </text:p>
      <text:p text:style-name="P7"/>
      <text:p text:style-name="P7">h3. Advantages of Named Parameters</text:p>
      <text:p text:style-name="P1"/>
      <text:p text:style-name="P1">Code that calls functions with name parameters is more readable, in any event.</text:p>
      <text:p text:style-name="P1"/>
      <text:p text:style-name="P1">Optional parameters are easier – with (1) only the last parameters of a function can be optional; with (2) one can have any parameter as optional, as order of parameters does not matter.</text:p>
      <text:p text:style-name="P1"/>
      <text:p text:style-name="P1">Functions with many parameters are much clearer if called by name rather than call by position.</text:p>
      <text:p text:style-name="P7"/>
      <text:p text:style-name="P7">h3. Disadvantages of Named parameters</text:p>
      <text:p text:style-name="Text_20_body"/>
      <text:p text:style-name="Text_20_body">For short functions with <text:span text:style-name="T1">few parameters</text:span>, one would have to remember more details, in addition to the function name the programmer will have to memorize <text:span text:style-name="T1">the</text:span> function parameter names. </text:p>
      <text:p text:style-name="Text_20_body"/>
      <text:p text:style-name="Text_20_body"><text:span text:style-name="T1">One really needs special tools in order to look up all this information.</text:span> <text:span text:style-name="T1">Either some form of auto-completion + hints, like in eclipse; or something like a class browser – as in smalltalk</text:span></text:p>
      <text:p text:style-name="P1"/>
      <text:p text:style-name="P1">Typing more for can be an issue if you just learn how to type; again good autocompletion can help.</text:p>
      <text:p text:style-name="P1"><text:soft-page-break/></text:p>
      <text:p text:style-name="P1">When writing a function one has to think about clear and concise parameter names; another detail to remember.</text:p>
      <text:p text:style-name="P7"/>
      <text:p text:style-name="P7">h3. Decision</text:p>
      <text:p text:style-name="P1"/>
      <text:p text:style-name="P1">Named parameters is the way to go for the Pooh programming languages; Named parameters for all situations that is.</text:p>
      <text:p text:style-name="P1"/>
      <text:p text:style-name="P1">Also order of parameters should not matter – this allows for greater flexibility / freedom when writing up the function call. This also means that there is no overloading of functions (two functions with the same name) – function overloading is a confusing feature; with free order of parameters it is even more <text:s/>confusing.</text:p>
      <text:p text:style-name="Standard"><text:span text:style-name="T1"/></text:p>
      <text:p text:style-name="Standard"><text:span text:style-name="T1">h3. </text:span>Evaluation strategy</text:p>
      <text:p text:style-name="Standard"/>
      <text:p text:style-name="Standard">Possible choices</text:p>
      <text:p text:style-name="P2"/>
      <text:p text:style-name="P2"># all call by value</text:p>
      <text:p text:style-name="P2"># all call by reference</text:p>
      <text:p text:style-name="P2"># Collections are passed as reference to collection; scalars as call by value (call by sharing)</text:p>
      <text:p text:style-name="P2"/>
      <text:p text:style-name="P2">Many programming languages (Lisp,Lua, Python, Java) do choice (3); <text:s/>which is very confusing by its ambiguity, different rules apply for scalars and for collections.</text:p>
      <text:p text:style-name="P2"/>
      <text:p text:style-name="P2">Call by reference is not very practical (Perl does that); If everything is a referene then each parameter can be a return value; so by looking at a function call you can't tell what it will change or not; by allowing call by reference you will have too many possible side effects. </text:p>
      <text:p text:style-name="P2"/>
      <text:p text:style-name="P2">So Call by value (1) as default is the least worst choice; alas if a reference is passed, then it is passed as is. On another note this decission forces the language implementations to do reference counted strings (or copy on write strings) – otherwise a new string copy would be created whenever a string parameters is passed as argument to a function; .</text:p>
      <text:p text:style-name="P2"/>
      <text:p text:style-name="P3">Function prototype can specify call by reference wen required.</text:p>
      <text:p text:style-name="P3"/>
      <text:p text:style-name="P3">All parameters are passed by default by value – even collections. If a parameter is especially marked in the function prototype then parameter is passed by 'reference'. Also this solution is consistent with “Value feature”<text:span text:style-name="T4">:2011-11-07-feature-values.htm</text:span></text:p>
      <text:p text:style-name="Standard"/>
      <text:p text:style-name="Standard"><text:soft-page-break/>h3. Function type signature</text:p>
      <text:p text:style-name="P1"/>
      <text:p text:style-name="P1">Adds additional requirement to writer of a function. Type of parameters must be inferred from use of parameters. Of course the completion tool can display them somehow.</text:p>
      <text:p text:style-name="P1"/>
      <text:p text:style-name="Standard">h3. Function overloading</text:p>
      <text:p text:style-name="P1"/>
      <text:p text:style-name="P1">One function has one implementation; no overloading her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5-22T06:13:28.89</meta:creation-date>
    <meta:generator>OpenOffice.org/3.1$Win32 OpenOffice.org_project/310m19$Build-9420</meta:generator>
    <dc:date>2012-06-11T09:21:02.46</dc:date>
    <meta:editing-duration>PT20H11M20S</meta:editing-duration>
    <meta:editing-cycles>86</meta:editing-cycles>
    <meta:document-statistic meta:table-count="0" meta:image-count="0" meta:object-count="0" meta:page-count="4" meta:paragraph-count="60" meta:word-count="761" meta:character-count="4559"/>
  </office:meta>
</office:document-meta>
</file>